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3646in"/>
    </style:style>
    <style:style style:name="Table1.A1" style:family="table-cell">
      <style:table-cell-properties style:vertical-align="middle" fo:background-color="#e7eaea" fo:padding="0.0313in" fo:border="none">
        <style:background-image/>
      </style:table-cell-properties>
    </style:style>
    <style:style style:name="Table1.B1" style:family="table-cell">
      <style:table-cell-properties style:vertical-align="middle" fo:padding="0.0313in" fo:border="none"/>
    </style:style>
    <style:style style:name="Table1.B2" style:family="table-cell">
      <style:table-cell-properties style:vertical-align="middle" fo:padding="0.0313in" fo:border="none"/>
    </style:style>
    <style:style style:name="Table1.B3" style:family="table-cell">
      <style:table-cell-properties style:vertical-align="middle" fo:padding="0.0313in" fo:border="none"/>
    </style:style>
    <style:style style:name="Table1.B4" style:family="table-cell">
      <style:table-cell-properties style:vertical-align="middle" fo:padding="0.0313in" fo:border="none"/>
    </style:style>
    <style:style style:name="P1" style:family="paragraph" style:parent-style-name="Preformatted_20_Text">
      <style:paragraph-properties fo:margin-top="0in" fo:margin-bottom="0.1965in"/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Heading_20_4"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color="#008000"/>
    </style:style>
    <style:style style:name="T5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S Erweiterungen zu ZUF</text:h>
      <text:h text:style-name="Heading_20_4" text:outline-level="4">Wildcard-Arten</text:h>
      <text:p text:style-name="P4">Es gibt drei Arten von Wildcards und zusätzlich die Möglichkeit der Verknüpfung mehrerer Type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eletype"><text:span text:style-name="T2">&lt;?&gt;</text:span></text:span></text:p>
          </table:table-cell>
          <table:table-cell table:style-name="Table1.B4" office:value-type="string">
            <text:p text:style-name="P2">Beliebiger Typ (vermeidet Compiler-Warnung) ("unbounded wildcard")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&lt;? super [Type]&gt;</text:span></text:span></text:p>
          </table:table-cell>
          <table:table-cell table:style-name="Table1.B4" office:value-type="string">
            <text:p text:style-name="Table_20_Contents"><text:span text:style-name="T2">Superklasse von </text:span><text:span text:style-name="Teletype"><text:span text:style-name="T2">[Type]</text:span></text:span><text:span text:style-name="T2"> ("lower bounded wildcard")</text:span>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&lt;? extends [Type]&gt;</text:span></text:span></text:p>
          </table:table-cell>
          <table:table-cell table:style-name="Table1.B4" office:value-type="string">
            <text:p text:style-name="Table_20_Contents"><text:span text:style-name="T2">Von </text:span><text:span text:style-name="Teletype"><text:span text:style-name="T2">[Type]</text:span></text:span><text:span text:style-name="T2"> (Klasse oder Interface) abgeleiteter Typ ("upper bounded wildcard")</text:span>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&lt;? extends [Type1] &amp; [IType2] &amp; [IType3]&gt;</text:span></text:span></text:p>
          </table:table-cell>
          <table:table-cell table:style-name="Table1.B4" office:value-type="string">
            <text:p text:style-name="P2">Subtyp von mehreren Typen (außer dem ersten Typ nur Interfaces erlaubt) ("multiple bounds")</text:p>
          </table:table-cell>
        </table:table-row>
      </table:table>
      <text:h text:style-name="P5" text:outline-level="4"><text:bookmark text:name="Wildcard-extends-versus-T-extends"/>"&lt;? extends [Type]&gt;" versus "&lt;T extends [Type]&gt;"</text:h>
      <text:p text:style-name="P4">Zum Beispiel</text:p>
      <text:p text:style-name="P1">List<text:span text:style-name="T3">&lt;? extends Comparable&gt;</text:span> meineMethode( List<text:span text:style-name="T3">&lt;? extends Comparable&gt;</text:span> list ) { <text:span text:style-name="T4">/* ... */</text:span> }</text:p>
      <text:p text:style-name="P4">ist vergleichbar mit</text:p>
      <text:p text:style-name="P1"><text:span text:style-name="T3">&lt;T extends Comparable&gt;</text:span> List<text:span text:style-name="T3">&lt;T&gt;</text:span> meineMethode( List<text:span text:style-name="T3">&lt;T&gt;</text:span> list ) { <text:span text:style-name="T4">/* ... */</text:span> }</text:p>
      <text:p text:style-name="Text_20_body"><text:span text:style-name="T2">Wenn der Typ </text:span><text:span text:style-name="Teletype"><text:span text:style-name="T2">&lt;T&gt;</text:span></text:span><text:span text:style-name="T2"> weiter zum Beispiel innerhalb der Klasse oder Methode benötigt wird, muss die zweite Form gewählt werden. Ansonsten sollte die erste Variante bevorzugt werd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eletyp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2-06-26T14:10:30</meta:creation-date>
    <dc:date>2012-06-27T07:02:47</dc:date>
    <dc:creator>rene </dc:creator>
    <meta:editing-duration>PT16H51M32S</meta:editing-duration>
    <meta:editing-cycles>4</meta:editing-cycles>
    <meta:generator>LibreOffice/3.5$Linux_X86_64 LibreOffice_project/350m1$Build-2</meta:generator>
    <meta:printed-by>rene </meta:printed-by>
    <meta:print-date>2012-06-27T06:58:52</meta:print-date>
    <meta:document-statistic meta:table-count="1" meta:image-count="0" meta:object-count="0" meta:page-count="1" meta:paragraph-count="17" meta:word-count="134" meta:character-count="912" meta:non-whitespace-character-count="795"/>
  </office:meta>
</office:document-meta>
</file>